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297cm"/>
      <style:paragraph-properties style:writing-mode="lr-tb"/>
    </style:style>
    <style:style style:name="gr4" style:family="graphic" style:parent-style-name="standard">
      <style:graphic-properties draw:fill-color="#b3b3b3" draw:textarea-horizontal-align="justify" draw:textarea-vertical-align="middle" draw:auto-grow-height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323cm"/>
      <style:paragraph-properties style:writing-mode="lr-tb"/>
    </style:style>
    <style:style style:name="gr6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P1" style:family="paragraph">
      <loext:graphic-properties draw:fill-color="#e6e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ff0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b3b3b3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17cm" svg:height="5.116cm" svg:x="1.353cm" svg:y="1.4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52cm" svg:height="5.116cm" svg:x="6.353cm" svg:y="1.4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52cm" svg:height="5.116cm" svg:x="8.553cm" svg:y="1.4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47cm" svg:height="3.626cm" svg:x="1.429cm" svg:y="2.693cm">
          <text:p text:style-name="P2"><text:span text:style-name="T1">G</text:span></text:p>
          <text:p text:style-name="P2"><text:span text:style-name="T1">T</text:span></text:p>
          <text:p text:style-name="P2"><text:span text:style-name="T1">0</text:span></text:p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797cm" svg:height="1.225cm" svg:x="2.693cm" svg:y="6.75cm">
          <draw:text-box>
            <text:p text:style-name="P2"><text:span text:style-name="T2">RTOS</text:span></text:p>
            <text:p text:style-name="P2"><text:span text:style-name="T2">Task 1</text:span></text:p>
          </draw:text-box>
        </draw:frame>
        <draw:frame draw:style-name="gr3" draw:text-style-name="P4" draw:layer="layout" svg:width="1.797cm" svg:height="1.225cm" svg:x="6.294cm" svg:y="6.751cm">
          <draw:text-box>
            <text:p text:style-name="P2"><text:span text:style-name="T2">RTOS</text:span></text:p>
            <text:p text:style-name="P2"><text:span text:style-name="T2">Task 2</text:span></text:p>
          </draw:text-box>
        </draw:frame>
        <draw:frame draw:style-name="gr3" draw:text-style-name="P4" draw:layer="layout" svg:width="1.797cm" svg:height="1.225cm" svg:x="8.494cm" svg:y="6.751cm">
          <draw:text-box>
            <text:p text:style-name="P2"><text:span text:style-name="T2">RTOS</text:span></text:p>
            <text:p text:style-name="P2"><text:span text:style-name="T2">Task 3</text:span></text:p>
          </draw:text-box>
        </draw:frame>
        <draw:custom-shape draw:style-name="gr2" draw:text-style-name="P3" draw:layer="layout" svg:width="0.47cm" svg:height="2.724cm" svg:x="2.029cm" svg:y="3.595cm">
          <text:p text:style-name="P2"><text:span text:style-name="T1">G</text:span></text:p>
          <text:p text:style-name="P2"><text:span text:style-name="T1">T</text:span></text:p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47cm" svg:height="3.626cm" svg:x="1.429cm" svg:y="2.693cm">
          <text:p text:style-name="P2"><text:span text:style-name="T1">G</text:span></text:p>
          <text:p text:style-name="P2"><text:span text:style-name="T1">T</text:span></text:p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47cm" svg:height="4.284cm" svg:x="2.629cm" svg:y="2.035cm">
          <text:p text:style-name="P2"><text:span text:style-name="T1">G</text:span></text:p>
          <text:p text:style-name="P2"><text:span text:style-name="T1">T</text:span></text:p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47cm" svg:height="2.351cm" svg:x="4.629cm" svg:y="3.968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934cm" svg:height="1.573cm" svg:x="3.9cm" svg:y="2.506cm">
          <draw:text-box>
            <text:p text:style-name="P2"><text:span text:style-name="T3">C </text:span></text:p>
            <text:p text:style-name="P2"><text:span text:style-name="T3">RTOS stack</text:span></text:p>
          </draw:text-box>
        </draw:frame>
        <draw:line draw:style-name="gr6" draw:text-style-name="P2" draw:layer="layout" svg:x1="3.84cm" svg:y1="1.835cm" svg:x2="3.84cm" svg:y2="6.28cm">
          <text:p/>
        </draw:line>
        <draw:custom-shape draw:style-name="gr4" draw:text-style-name="P5" draw:layer="layout" svg:width="0.47cm" svg:height="1.51cm" svg:x="7.029cm" svg:y="4.81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47cm" svg:height="3.415cm" svg:x="9.129cm" svg:y="2.905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